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unicode" svg:font-family="Junicod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Junicode" officeooo:rsid="0010046b" officeooo:paragraph-rsid="0011150c"/>
    </style:style>
    <style:style style:name="P2" style:family="paragraph" style:parent-style-name="Text_20_body">
      <style:paragraph-properties fo:margin-top="0cm" fo:margin-bottom="0cm" loext:contextual-spacing="false"/>
      <style:text-properties officeooo:paragraph-rsid="0010fab5"/>
    </style:style>
    <style:style style:name="P3" style:family="paragraph" style:parent-style-name="Text_20_body">
      <style:paragraph-properties fo:margin-top="0cm" fo:margin-bottom="0cm" loext:contextual-spacing="false"/>
      <style:text-properties style:font-name="Times New Roman" officeooo:paragraph-rsid="001091b0"/>
    </style:style>
    <style:style style:name="P4" style:family="paragraph" style:parent-style-name="Text_20_body">
      <style:paragraph-properties fo:margin-top="0cm" fo:margin-bottom="0cm" loext:contextual-spacing="false"/>
      <style:text-properties style:font-name="Times New Roman" officeooo:paragraph-rsid="0010046b"/>
    </style:style>
    <style:style style:name="P5" style:family="paragraph" style:parent-style-name="Text_20_body">
      <style:paragraph-properties fo:margin-top="0cm" fo:margin-bottom="0cm" loext:contextual-spacing="false"/>
      <style:text-properties style:font-name="Times New Roman" officeooo:rsid="0010046b" officeooo:paragraph-rsid="0010046b"/>
    </style:style>
    <style:style style:name="P6" style:family="paragraph" style:parent-style-name="Text_20_body">
      <style:paragraph-properties fo:margin-top="0cm" fo:margin-bottom="0cm" loext:contextual-spacing="false"/>
      <style:text-properties style:font-name="Times New Roman" officeooo:rsid="0010046b" officeooo:paragraph-rsid="0010fab5"/>
    </style:style>
    <style:style style:name="P7" style:family="paragraph" style:parent-style-name="Text_20_body">
      <style:paragraph-properties fo:margin-top="0cm" fo:margin-bottom="0cm" loext:contextual-spacing="false"/>
      <style:text-properties style:font-name="Times New Roman" officeooo:paragraph-rsid="0010fab5"/>
    </style:style>
    <style:style style:name="P8" style:family="paragraph" style:parent-style-name="Text_20_body">
      <style:paragraph-properties fo:margin-top="0cm" fo:margin-bottom="0cm" loext:contextual-spacing="false"/>
      <style:text-properties style:font-name="Times New Roman" officeooo:paragraph-rsid="0011150c"/>
    </style:style>
    <style:style style:name="P9" style:family="paragraph" style:parent-style-name="Standard">
      <style:paragraph-properties fo:text-align="center" style:justify-single-word="false"/>
      <style:text-properties style:font-name="Times New Roman" fo:font-size="18pt" officeooo:rsid="0010046b" officeooo:paragraph-rsid="0010046b" style:font-size-asian="18pt" style:font-size-complex="18pt"/>
    </style:style>
    <style:style style:name="P10" style:family="paragraph" style:parent-style-name="Standard">
      <style:text-properties style:font-name="Times New Roman" officeooo:rsid="0010046b" officeooo:paragraph-rsid="0010046b"/>
    </style:style>
    <style:style style:name="P11" style:family="paragraph" style:parent-style-name="Text_20_body">
      <style:text-properties style:font-name="Times New Roman"/>
    </style:style>
    <style:style style:name="P12" style:family="paragraph" style:parent-style-name="Text_20_body">
      <style:text-properties style:font-name="Times New Roman" officeooo:paragraph-rsid="001091b0"/>
    </style:style>
    <style:style style:name="T1" style:family="text">
      <style:text-properties fo:language="en" fo:country="US" fo:font-style="italic" style:font-style-asian="italic" style:font-style-complex="italic"/>
    </style:style>
    <style:style style:name="T2" style:family="text">
      <style:text-properties fo:language="fr" fo:country="FR" fo:font-style="italic" style:font-style-asian="italic" style:font-style-complex="italic"/>
    </style:style>
    <style:style style:name="T3" style:family="text">
      <style:text-properties fo:language="it" fo:country="IT"/>
    </style:style>
    <style:style style:name="T4" style:family="text">
      <style:text-properties fo:language="it" fo:country="IT" fo:font-style="italic" style:font-style-asian="italic" style:font-style-complex="italic"/>
    </style:style>
    <style:style style:name="T5" style:family="text">
      <style:text-properties fo:language="it" fo:country="IT" officeooo:rsid="0010046b"/>
    </style:style>
    <style:style style:name="T6" style:family="text">
      <style:text-properties fo:font-style="italic" style:font-style-asian="italic" style:font-style-complex="italic"/>
    </style:style>
    <style:style style:name="T7" style:family="text">
      <style:text-properties officeooo:rsid="001091b0"/>
    </style:style>
    <style:style style:name="T8" style:family="text">
      <style:text-properties fo:color="#2a6099" style:text-underline-style="solid" style:text-underline-width="auto" style:text-underline-color="font-color" officeooo:rsid="001091b0"/>
    </style:style>
    <style:style style:name="T9" style:family="text">
      <style:text-properties fo:font-variant="small-caps" fo:color="#eeeeee" fo:font-size="11pt" officeooo:rsid="001091b0" fo:background-color="#666666" loext:char-shading-value="0" style:font-size-asian="11pt" style:font-size-complex="11pt"/>
    </style:style>
    <style:style style:name="T10" style:family="text">
      <style:text-properties fo:font-variant="small-caps" fo:color="#eeeeee" fo:font-size="11pt" officeooo:rsid="0010fab5" fo:background-color="#666666" loext:char-shading-value="0" style:font-size-asian="11pt" style:font-size-complex="11pt"/>
    </style:style>
    <style:style style:name="T11" style:family="text">
      <style:text-properties fo:font-variant="small-caps" fo:color="#eeeeee" fo:font-size="11pt" officeooo:rsid="001091b0" fo:background-color="#999999" loext:char-shading-value="0" style:font-size-asian="11pt" style:font-size-complex="11pt"/>
    </style:style>
    <style:style style:name="T12" style:family="text">
      <style:text-properties fo:font-variant="small-caps" fo:color="#eeeeee" fo:font-size="11pt" officeooo:rsid="001091b0" fo:background-color="#999999" loext:char-shading-value="0" style:font-size-asian="11pt" style:font-size-complex="11pt"/>
    </style:style>
    <style:style style:name="T13" style:family="text">
      <style:text-properties fo:font-variant="small-caps" fo:color="#eeeeee" fo:font-size="11pt" officeooo:rsid="0010fab5" fo:background-color="#999999" loext:char-shading-value="0" style:font-size-asian="11pt" style:font-size-complex="11pt"/>
    </style:style>
    <style:style style:name="T14" style:family="text">
      <style:text-properties fo:font-variant="small-caps" fo:color="#eeeeee" fo:font-size="11pt" officeooo:rsid="0010fab5" fo:background-color="#999999" loext:char-shading-value="0" style:font-size-asian="11pt" style:font-size-complex="11pt"/>
    </style:style>
    <style:style style:name="T15" style:family="text">
      <style:text-properties fo:font-variant="small-caps" fo:color="#eeeeee" style:font-name="Times New Roman" fo:font-size="11pt" officeooo:rsid="001091b0" fo:background-color="#666666" loext:char-shading-value="0" style:font-size-asian="11pt" style:font-size-complex="11pt"/>
    </style:style>
    <style:style style:name="T16" style:family="text">
      <style:text-properties fo:font-variant="small-caps" fo:color="#eeeeee" style:font-name="Times New Roman" fo:font-size="11pt" officeooo:rsid="001091b0" fo:background-color="#999999" loext:char-shading-value="0" style:font-size-asian="11pt" style:font-size-complex="11pt"/>
    </style:style>
    <style:style style:name="T17" style:family="text">
      <style:text-properties fo:font-variant="small-caps" fo:color="#eeeeee" style:font-name="Times New Roman" fo:font-size="11pt" officeooo:rsid="001091b0" fo:background-color="#999999" loext:char-shading-value="0" style:font-size-asian="11pt" style:font-size-complex="11pt"/>
    </style:style>
    <style:style style:name="T18" style:family="text">
      <style:text-properties fo:font-variant="small-caps" fo:color="#ffffff" fo:font-size="11pt" officeooo:rsid="001091b0" fo:background-color="#999999" loext:char-shading-value="0" style:font-size-asian="11pt" style:font-size-complex="11pt"/>
    </style:style>
    <style:style style:name="T19" style:family="text">
      <style:text-properties fo:font-variant="small-caps" fo:color="#ffffff" fo:font-size="11pt" officeooo:rsid="0010fab5" fo:background-color="#999999" loext:char-shading-value="0" style:font-size-asian="11pt" style:font-size-complex="11pt"/>
    </style:style>
    <style:style style:name="T20" style:family="text">
      <style:text-properties fo:font-variant="small-caps" fo:color="#ffffff" style:font-name="Times New Roman" fo:font-size="11pt" officeooo:rsid="001091b0" fo:background-color="#999999" loext:char-shading-value="0" style:font-size-asian="11pt" style:font-size-complex="11pt"/>
    </style:style>
    <style:style style:name="T21" style:family="text">
      <style:text-properties fo:font-style="normal" style:font-style-asian="normal" style:font-style-complex="normal"/>
    </style:style>
    <style:style style:name="T22" style:family="text">
      <style:text-properties officeooo:rsid="0010fab5"/>
    </style:style>
    <style:style style:name="T23" style:family="text">
      <style:text-properties officeooo:rsid="0011ff7f"/>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010fab5" style:font-size-asian="14pt" style:font-weight-asian="bold" style:font-size-complex="14pt" style:font-weight-complex="bold"/>
    </style:style>
    <style:style style:name="T26" style:family="text">
      <style:text-properties officeooo:rsid="0010046b"/>
    </style:style>
    <style:style style:name="T27" style:family="text">
      <style:text-properties style:font-name="Times New Roman"/>
    </style:style>
    <style:style style:name="T28" style:family="text">
      <style:text-properties style:font-name="Times New Roman" officeooo:rsid="001091b0"/>
    </style:style>
    <style:style style:name="T29" style:family="text">
      <style:text-properties style:font-name="Times New Roman" fo:language="it" fo:country="I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Glossario <text:span text:style-name="T22">terminologico del Codice Pelavicino</text:span></text:p>
      <text:p text:style-name="P10"/>
      <text:p text:style-name="P10"/>
      <text:p text:style-name="P3"><text:span text:style-name="T24">betefredus</text:span> <text:span text:style-name="T26">s. m., </text:span><text:span text:style-name="T6">betefredum</text:span> <text:span text:style-name="T26">acc. sing.</text:span> <text:span text:style-name="T26">(it. moderno</text:span> <text:span text:style-name="T6">battifredo</text:span><text:span text:style-name="T26">).</text:span> Struttura militare a carattere difensivo. V. <text:span text:style-name="T8">voce_correlata</text:span>.</text:p>
      <text:p text:style-name="Text_20_body"><text:span text:style-name="T18">etimologia</text:span><text:span text:style-name="T7"> </text:span>Oggetto relativo all'architettura militare. Non è completamente chiara la sua forma, né la sua etimologia. Il Battaglia lo fa derivare dall’unione dei termini tedeschi <text:span text:style-name="T1">bergen</text:span>, 'difendere', e <text:span text:style-name="T1">friede</text:span>, 'pace', 'tranquillità', 'sicurezza'. Il Cori, dall’alto tedesco moderno <text:span text:style-name="T1">belfried</text:span>, medio alto tedesco <text:span text:style-name="T1">bervrit</text:span> o <text:span text:style-name="T1">berevrit</text:span> (ant. franco <text:span text:style-name="T2">bergfrid</text:span>), composto di <text:span text:style-name="T6">berc</text:span> o <text:span text:style-name="T6">berg</text:span>, 'torre' (da <text:span text:style-name="T6">bergen</text:span>, 'coprire', 'riparare', prop. 'riparo'), e dalla radice <text:span text:style-name="T6">vrit</text:span> o <text:span text:style-name="T6">fred</text:span> col senso di 'conservare' da cui il tedesco <text:span text:style-name="T6">fried</text:span> 'pace', 'tranquillità', 'salvaguardia', 'difesa' a voler significare 'torre di difesa'. Il termine sarebbe passato poi nel latino volgare come <text:span text:style-name="T4">berfredus</text:span> / <text:span text:style-name="T4">belfredus</text:span>, da cui il volgare <text:span text:style-name="T4">battifredus</text:span>. Tuttavia si potrebbe anche pensare che il volgare <text:span text:style-name="T6">battifredum</text:span> derivi dalle voci germaniche <text:span text:style-name="T4">betée</text:span> 'battere', (latino <text:span text:style-name="T4">batŭere</text:span>, da <text:span text:style-name="T4">bātŭo</text:span>, it. 'stare di fronte, davanti'; 'battere' nelle accezioni 'colpire', 'castigare', 'rompere'), e <text:span text:style-name="T6">fried</text:span>, 'tranquillità', 'sicurezza', dal probabile senso di 'struttura che si pone davanti a un pericolo per difendere la tranquillità interna'.</text:p>
      <text:p text:style-name="P12"><text:span text:style-name="T19">descrizione</text:span> Dalle fonti emerge sia come struttura autonoma, anche in legno, lontana dalla fortificazione principale, assimilabile a una torre (Statuti di Pontremoli; Chartarium Dertonense), sia come torre principale del castello assimilabile al mastio (CORI 1874). In area francese il termine diventa <text:span text:style-name="T6">beffroi</text:span> e indica sia una torre in legno su ruote usata per gli attacchi, sia la torre più alta della città, dove le guardie sorvegliavano i dintorni e che ospitava la campana per lanciare l’allarme, in seguito i grandi orologi civici (LAROUSSE 1999).</text:p>
      <text:p text:style-name="P11"><text:span text:style-name="T18">bibliografia</text:span> Alberti 1992, p. 399 (voce tedesca <text:span text:style-name="T6">bete</text:span>); Battaglia 1961, p. 119 (<text:span text:style-name="T6">battifredo</text:span>); Devoto-Oli 2011, p. 300 (<text:span text:style-name="T6">battifredo</text:span>); Carlini 1763, p. 242; Settia 1997, p. 440; Tommaseo 1865, voce <text:span text:style-name="T6">battifredo</text:span><text:span text:style-name="T21">;</text:span> Cori 1874, pp. 14-59, in particolare p. 50; Costa 1814, p. 34; Costa 1571, lib. I, cap. 3; Larousse 1999, voce <text:span text:style-name="T6">beffroi</text:span>. </text:p>
      <text:p text:style-name="P4"><text:span text:style-name="T18">occorrenze</text:span><text:span text:style-name="T7"> </text:span><text:span text:style-name="T26">‘</text:span><text:span text:style-name="T5">Turrim, casaturrim, dugnonem, betefredum, et castellum neque aliam forticiam sive de terra sive de lignis sive de petris sive de muro sive de aliqua alia materia.’ </text:span><text:span text:style-name="T23">D</text:span><text:span text:style-name="T26">oc. 460-CCCCLXXXXVIIII p. 440, r. 8.</text:span></text:p>
      <text:p text:style-name="P5"/>
      <text:p text:style-name="P7"><text:span text:style-name="T24">palafredus</text:span> <text:span text:style-name="T22">s. m., </text:span><text:span text:style-name="T6">palefredus</text:span>. Cavallo dal passo tranquillo.</text:p>
      <text:p text:style-name="P7"><text:span text:style-name="T18">etimologia</text:span><text:span text:style-name="T7"> </text:span>La parola <text:span text:style-name="T6">palafredus</text:span> o <text:span text:style-name="T6">palefredus</text:span> (alle volte <text:span text:style-name="T6">palfredus</text:span>), è composta dalle voci germaniche <text:span text:style-name="T4">pala</text:span> / <text:span text:style-name="T4">pale</text:span> (ted. <text:span text:style-name="T1">zelter</text:span>, italiano 'ambio', zool. 'passo del cavallo') e dal basso tedesco <text:span text:style-name="T1">friede</text:span>, antico <text:span text:style-name="T1">frithu</text:span> (antico francese <text:span text:style-name="T6">palefreid</text:span>, <text:span text:style-name="T6">palefroi</text:span>), latino medievale <text:span text:style-name="T6">fridus</text:span> o <text:span text:style-name="T6">fredum</text:span>, qui nell’accezione di 'tranquillità', 'sicurezza'.</text:p>
      <text:p text:style-name="P7"><text:span text:style-name="T19">descrizione</text:span> Si tratta di un termine usato per indicare gli equini, in particolare il cavallo nobile da sella usato per lo più per il viaggio o per la parata. </text:p>
      <text:p text:style-name="P2"><text:span text:style-name="T20">bibliografia</text:span><text:span text:style-name="T27"> Novum Glossarium 1985, pp. 95, 96; </text:span><text:a xlink:type="simple" xlink:href="../DUCANGE" text:style-name="Internet_20_link" text:visited-style-name="Visited_20_Internet_20_Link"><text:span text:style-name="T27">DuCange, PARAVEREDI</text:span></text:a><text:span text:style-name="T27">.</text:span></text:p>
      <text:p text:style-name="P6"><text:span text:style-name="T18">occorrenze</text:span><text:span text:style-name="T7"> </text:span>‘<text:span text:style-name="T3">Et postea donavit idem abbas episcopo Alberto palafredum falanum donavit.’</text:span></text:p>
      <text:p text:style-name="P5"/>
      <text:p text:style-name="P5"/>
      <text:p text:style-name="P7"><text:span text:style-name="T25">i</text:span><text:span text:style-name="T24">scaria</text:span> <text:span text:style-name="T22">s. f., </text:span><text:span text:style-name="T6">yscaria</text:span>,<text:span text:style-name="T21"> </text:span><text:span text:style-name="T6">iscaria</text:span><text:span text:style-name="T21">, </text:span><text:span text:style-name="T6">escarius</text:span><text:span text:style-name="T21">, </text:span><text:span text:style-name="T6">hescarius</text:span><text:span text:style-name="T21">, </text:span><text:span text:style-name="T6">iscarius</text:span><text:span text:style-name="T21">, </text:span><text:span text:style-name="T6">scarius</text:span> <text:span text:style-name="T22">(it. moderno</text:span> <text:span text:style-name="T6">scario</text:span>, <text:span text:style-name="T6">scarione</text:span>; <text:span text:style-name="T6">istituto dello scario</text:span><text:span text:style-name="T22">). </text:span>Ufficio attinente al potere pubblico.</text:p>
      <text:p text:style-name="P7"><text:span text:style-name="T18">etimologia</text:span><text:span text:style-name="T7"> </text:span>I termini <text:span text:style-name="T6">iscaria</text:span> e <text:span text:style-name="T6">scarius</text:span> o <text:span text:style-name="T6">iscarius</text:span>, derivano dal longobardo <text:span text:style-name="T6">*skarjan</text:span> (Francovich Onesti) col quale si identificava una funzione e un ruolo attestato nell’editto di Rotari (643) poi ripreso dalle leggi di Liutprando (713-715) (Pertile).</text:p>
      <text:p text:style-name="P7"><text:span text:style-name="T19">descrizione</text:span> Il termine nel periodo longobardo si riferisce alle funzioni di ufficiali minori dell’amministrazione longobarda; il suo uso tuttavia perdura nel tempo e si ritrova in numerosi testi normativi del pieno e basso medioevo. Nel Trentino ancora fino alla fine del secolo scorso si denominava <text:span text:style-name="T6">scario</text:span> il capo del comune di Fiemme. Possiamo dire genericamente che nel Medioevo l’<text:span text:style-name="T6">iscaria</text:span> era un ufficio attinente al potere pubblico ed retto da un funzionario detto appunto <text:span text:style-name="T6">scario</text:span> o <text:soft-page-break/><text:span text:style-name="T6">iscario</text:span>; norme differenti da luogo a luogo ne regolavano la nomina, le funzioni e la durata del mandato. Nel documento emanato in Sarzanello il 3 aprile 1212, il vescovo di Luni conferma e rinnova agli <text:span text:style-name="T6">operarii</text:span> della corte di Sarzana alcune concessioni fatte dai suoi predecessori consistenti nella franchigia sulla caneva, sulla castaldia e sull’iscaria in cambio di prestazioni gratuite; fra queste quella di ricoprire per il periodo di un anno l’incarico di <text:span text:style-name="T6">scario</text:span> a fronte del quale sarebbero stati ricompensati con un feudo. Dal medesimo testo si ricava inoltre che lo <text:span text:style-name="T6">scario</text:span> veniva nominato dal vescovo o dai <text:span text:style-name="T6">curiales</text:span> e che doveva essercene almeno uno per ogni distretto, comitato o castello che fosse; questi assumeva il nome di <text:span text:style-name="T6">yscarius districtus</text:span>. L’affidare ad un <text:span text:style-name="T6">operario</text:span> tale funzione non doveva necessitare di specifiche competenze dato che lo <text:span text:style-name="T6">scario</text:span> veniva quasi sempre affiancato da periti o tecnici esperti nei vari settori.</text:p>
      <text:p text:style-name="P8"><text:span text:style-name="T18">bibliografia</text:span> Onesti pp. 1, 4; Pertile 1873, vol. 1, pp. 96, 97, nota 93; Devoto-Oli, p. 1086; Rinaldi 2000 pp. 330-33; Cori 1874 pp. 14-59, in particolare p. 50; Brunetti 1806 pp. 557, 726, 729.</text:p>
      <text:p text:style-name="P1"><text:span text:style-name="T20">occorrenze</text:span><text:span text:style-name="T28"> </text:span><text:span text:style-name="T27">‘</text:span><text:span text:style-name="T29">Uterque enim eorum, velut in eodem instrumento legebatur, condonavit et remisit per se et suossuccessores omnibus suprascriptis operariis dona et opera atque quod nullus eorum cogatur ad canevam recipiendam necad castaldiam neque ad iscariam, nisi per voluntatem, excepto quod omni anno debet unus eorum esse iscarius, si fuerit voluntas episcopi, et debet suum feudum habere.’ </text:span><text:a xlink:type="simple" xlink:href="http://pelavicino.labcd.unipi.it/evt/#doc=CI_118&amp;page=fol_214v" text:style-name="Internet_20_link" text:visited-style-name="Visited_20_Internet_20_Link"><text:span text:style-name="T27">doc. CI 118, 214 v. </text:span></text:a></text:p>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unicode" svg:font-family="Junicod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ext-properties style:font-name="Times New Roman" fo:font-family="'Times New Roman'"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5T14:16:33.556001081</meta:creation-date>
    <dc:date>2022-01-15T14:52:24.923174917</dc:date>
    <meta:editing-duration>PT22M27S</meta:editing-duration>
    <meta:editing-cycles>8</meta:editing-cycles>
    <meta:generator>LibreOffice/6.4.7.2$Linux_X86_64 LibreOffice_project/40$Build-2</meta:generator>
    <meta:document-statistic meta:table-count="0" meta:image-count="0" meta:object-count="0" meta:page-count="2" meta:paragraph-count="16" meta:word-count="822" meta:character-count="5500" meta:non-whitespace-character-count="4691"/>
  </office:meta>
</office:document-meta>
</file>